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15c979" officeooo:paragraph-rsid="0015c979"/>
    </style:style>
    <style:style style:name="P2" style:family="paragraph" style:parent-style-name="Standard">
      <style:text-properties officeooo:rsid="00115902" officeooo:paragraph-rsid="00115902"/>
    </style:style>
    <style:style style:name="P3" style:family="paragraph" style:parent-style-name="Standard" style:list-style-name="L1">
      <style:text-properties officeooo:rsid="00124957" officeooo:paragraph-rsid="00124957"/>
    </style:style>
    <style:style style:name="P4" style:family="paragraph" style:parent-style-name="Standard">
      <style:text-properties officeooo:rsid="00124957" officeooo:paragraph-rsid="00124957"/>
    </style:style>
    <style:style style:name="P5" style:family="paragraph" style:parent-style-name="Standard">
      <style:text-properties officeooo:rsid="0012abca" officeooo:paragraph-rsid="0012abca"/>
    </style:style>
    <style:style style:name="P6" style:family="paragraph" style:parent-style-name="Standard">
      <style:text-properties officeooo:paragraph-rsid="0012abca"/>
    </style:style>
    <style:style style:name="P7" style:family="paragraph" style:parent-style-name="Standard">
      <style:paragraph-properties fo:break-before="page"/>
      <style:text-properties officeooo:rsid="00141cfa" officeooo:paragraph-rsid="00141cfa"/>
    </style:style>
    <style:style style:name="P8" style:family="paragraph" style:parent-style-name="Standard">
      <style:text-properties officeooo:rsid="00141cfa" officeooo:paragraph-rsid="00141cfa"/>
    </style:style>
    <style:style style:name="P9" style:family="paragraph" style:parent-style-name="Standard" style:list-style-name="L3">
      <style:text-properties officeooo:rsid="00141cfa" officeooo:paragraph-rsid="00141cfa"/>
    </style:style>
    <style:style style:name="P10" style:family="paragraph" style:parent-style-name="Standard">
      <style:text-properties officeooo:paragraph-rsid="00141cfa"/>
    </style:style>
    <style:style style:name="P11" style:family="paragraph" style:parent-style-name="Text_20_body">
      <style:text-properties officeooo:paragraph-rsid="0012abca"/>
    </style:style>
    <style:style style:name="T1" style:family="text">
      <style:text-properties officeooo:rsid="0012abca"/>
    </style:style>
    <style:style style:name="T2" style:family="text">
      <style:text-properties officeooo:rsid="00141cf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Investiga sobre la empresa y puesto (perfil de linkedin, redes sociales, web…) y anota la información que consideres relevante (número de empleados, aspectos destacables de la marca, proyectos en los que trabajan, publicaciones en redes, cultura de empresa,…).</text:p>
      <text:p text:style-name="P2"/>
      <text:p text:style-name="P2"><text:a xlink:type="simple" xlink:href="https://www.linkedin.com/jobs/view/3607872059" text:style-name="Internet_20_link" text:visited-style-name="Visited_20_Internet_20_Link">Enlace al puesto</text:a></text:p>
      <text:p text:style-name="P2"/>
      <text:p text:style-name="P2">Empresa: T-Systems</text:p>
      <text:p text:style-name="P2">Número de empleados: 27.000 empleados.</text:p>
      <text:p text:style-name="P2">Aspecto destacables:</text:p>
      <text:p text:style-name="P2"><text:tab/>- Empresa dedicada a proveer servicios de IT y proveedores de servicios digitales.</text:p>
      <text:p text:style-name="P2">Proyectos en los que han trabajado:</text:p>
      <text:p text:style-name="P2">- Digitalización de la industria de la automoción de Alemania, como Mercedes Benz, Audi y Volskwagen.</text:p>
      <text:p text:style-name="P2">- Proveen de las soluciones más fiables de IT con la mejor tecnología y expertos de la industria.</text:p>
      <text:p text:style-name="P2"/>
      <text:p text:style-name="P2"/>
      <text:p text:style-name="P2">Cultura de empresa: </text:p>
      <text:list text:style-name="L1">
        <text:list-item>
          <text:p text:style-name="P3">Satisfacción de los clientes.</text:p>
        </text:list-item>
        <text:list-item>
          <text:p text:style-name="P3">Hacer las cosas bien.</text:p>
        </text:list-item>
        <text:list-item>
          <text:p text:style-name="P3">Actuar con respeto e integridad.</text:p>
        </text:list-item>
        <text:list-item>
          <text:p text:style-name="P3">Equipos unidos</text:p>
        </text:list-item>
      </text:list>
      <text:p text:style-name="P4"/>
      <text:p text:style-name="P5">2. Redacta brevemente cuál sería tu propuesta de valor, qué podría aportar a la empresa y al puesto.</text:p>
      <text:p text:style-name="P5"/>
      <text:p text:style-name="P6"><text:span text:style-name="T1">Como profesional de IT mi propuesta de valor es:<text:line-break/></text:span></text:p>
      <text:p text:style-name="P11"><text:span text:style-name="Strong_20_Emphasis">Garantía de Rendimiento y Disponibilidad:</text:span> Como Administrador de Sistemas, mi objetivo es asegurar que los sistemas estén funcionando a su máxima capacidad. Implementaré medidas proactivas de monitorización y resolución, asegurando que cualquier problema sea abordado antes de que afecte la operatividad. La escalabilidad sin fisuras y la optimización de la infraestructura serán mi enfoque para garantizar un rendimiento constante y confiable.</text:p>
      <text:p text:style-name="P11"><text:span text:style-name="Strong_20_Emphasis">Innovación y Soluciones a la Medida:</text:span> Mi enfoque centrado en el cliente asegurará que las soluciones sean adaptadas a las necesidades <text:span text:style-name="T1">de su organización. Todo ello con las ú</text:span><text:span text:style-name="T2">l</text:span><text:span text:style-name="T1">timas innovaciones disponibles.</text:span></text:p>
      <text:p text:style-name="Text_20_body"><text:span text:style-name="Strong_20_Emphasis">Seguridad Robusta y Cumplimiento Normativo:</text:span> Implementaré protocolos rigurosos de seguridad y medidas de cumplimiento normativo para proteger los datos y la infraestructura de amenazas cibernéticas. Mi enfoque es crear un entorno tecnológico seguro y confiable para sus operaciones.</text:p>
      <text:p text:style-name="P6"/>
      <text:p text:style-name="P7">3. Fortalezas y debilidades</text:p>
      <text:p text:style-name="P8"/>
      <text:p text:style-name="P8">Fortalezas:</text:p>
      <text:list text:style-name="L3">
        <text:list-item>
          <text:p text:style-name="P9">Capacidad de adaptabilidad</text:p>
        </text:list-item>
        <text:list-item>
          <text:p text:style-name="P9">Capacidad de aprendizaje</text:p>
        </text:list-item>
        <text:list-item>
          <text:p text:style-name="P9">Capacidad de determinar las necesidades del cliente y adaptarse entorno a esas necesidades.</text:p>
        </text:list-item>
      </text:list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41cf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5c979" officeooo:paragraph-rsid="0015c97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Pedro Antonio Mayorgas Parejo – coaching laboral laboratorio 07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2T11:49:25.712803820</meta:creation-date>
    <dc:date>2023-08-22T13:41:43.822514877</dc:date>
    <meta:editing-duration>PT1H52M16S</meta:editing-duration>
    <meta:editing-cycles>5</meta:editing-cycles>
    <meta:generator>LibreOffice/7.5.5.2$Linux_X86_64 LibreOffice_project/50$Build-2</meta:generator>
    <meta:document-statistic meta:table-count="0" meta:image-count="0" meta:object-count="0" meta:page-count="2" meta:paragraph-count="25" meta:word-count="318" meta:character-count="2113" meta:non-whitespace-character-count="1823"/>
  </office:meta>
</office:document-meta>
</file>